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Menlo" fo:font-size="12.0pt" fo:color="#a9b7c6" fo:background-color="#2b2b2b"/>
    </style:style>
    <style:style style:name="T1" style:family="text">
      <style:text-properties fo:font-weight="bold" fo:font-weight-asian="bold" fo:font-weight-complex="bold" fo:color="#cc7832"/>
    </style:style>
    <style:style style:name="T2" style:family="text">
      <style:text-properties fo:color="#cc7832"/>
    </style:style>
    <style:style style:name="T3" style:family="text">
      <style:text-properties fo:font-weight="bold" fo:font-weight-asian="bold" fo:font-weight-complex="bold"/>
    </style:style>
    <style:style style:name="T4" style:family="text">
      <style:text-properties fo:color="#b200b2"/>
    </style:style>
    <style:style style:name="T5" style:family="text">
      <style:text-properties fo:color="#94558d"/>
    </style:style>
    <style:style style:name="T6" style:family="text">
      <style:text-properties fo:color="#aa4926"/>
    </style:style>
    <style:style style:name="T7" style:family="text">
      <style:text-properties fo:color="#a5c261"/>
    </style:style>
    <style:style style:name="T8" style:family="text">
      <style:text-properties fo:color="#6897bb"/>
    </style:style>
    <style:style style:name="T9" style:family="text">
      <style:text-properties fo:color="#808080"/>
    </style:style>
    <style:style style:name="T10" style:family="text">
      <style:text-properties fo:color="#8888c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from </text:span>Tkinter <text:span text:style-name="T1">import </text:span>*<text:line-break/><text:span text:style-name="T1">import </text:span>docclass<text:line-break/><text:span text:style-name="T1">from </text:span>selenium <text:span text:style-name="T1">import </text:span>webdriver<text:line-break/><text:span text:style-name="T1">import </text:span>tkFileDialog<text:line-break/><text:span text:style-name="T1">from </text:span>xlrd <text:span text:style-name="T1">import </text:span>open_workbook<text:span text:style-name="T2">,</text:span>cellname<text:line-break/><text:span text:style-name="T1">import </text:span>time<text:line-break/><text:line-break/><text:span text:style-name="T1">class </text:span><text:span text:style-name="T3">GuessGrade</text:span>(Frame):<text:line-break/><text:line-break/><text:s text:c="4"/><text:span text:style-name="T1">def </text:span><text:span text:style-name="T4">__init__</text:span>(<text:span text:style-name="T5">self</text:span><text:span text:style-name="T2">, </text:span>root):<text:line-break/><text:s text:c="8"/>Frame.<text:span text:style-name="T4">__init__</text:span>(<text:span text:style-name="T5">self</text:span><text:span text:style-name="T2">, </text:span>root)<text:line-break/><text:s text:c="8"/><text:span text:style-name="T5">self</text:span>.root = root<text:line-break/><text:s text:c="8"/><text:span text:style-name="T5">self</text:span>.widgets()<text:line-break/><text:s text:c="8"/><text:span text:style-name="T5">self</text:span>.geometricDesign()<text:line-break/><text:s text:c="8"/><text:span text:style-name="T5">self</text:span>.electives = {}<text:line-break/><text:line-break/><text:s text:c="4"/><text:span text:style-name="T1">def </text:span><text:span text:style-name="T3">widgets</text:span>(<text:span text:style-name="T5">self</text:span>):<text:line-break/><text:line-break/><text:s text:c="8"/><text:span text:style-name="T5">self</text:span>.frame1 = Frame(<text:span text:style-name="T5">self</text:span>.root)<text:line-break/><text:s text:c="8"/><text:span text:style-name="T5">self</text:span>.frame2 = Frame(<text:span text:style-name="T5">self</text:span>.root)<text:line-break/><text:s text:c="8"/><text:span text:style-name="T5">self</text:span>.frame3 = Frame(<text:span text:style-name="T5">self</text:span>.root)<text:line-break/><text:s text:c="8"/><text:span text:style-name="T5">self</text:span>.title = Label(<text:span text:style-name="T5">self</text:span>.frame1<text:span text:style-name="T2">, </text:span><text:span text:style-name="T6">text</text:span>=<text:span text:style-name="T7">"Guess My Grade! v1.0"</text:span><text:span text:style-name="T2">, </text:span><text:span text:style-name="T6">font</text:span>=<text:span text:style-name="T7">"times 15 bold "</text:span><text:span text:style-name="T2">,<text:line-break/><text:s text:c="27"/></text:span><text:span text:style-name="T6">bg</text:span>=<text:span text:style-name="T7">"black"</text:span><text:span text:style-name="T2">, </text:span><text:span text:style-name="T6">fg</text:span>=<text:span text:style-name="T7">"white"</text:span><text:span text:style-name="T2">, </text:span><text:span text:style-name="T6">width</text:span>=<text:span text:style-name="T8">75</text:span><text:span text:style-name="T2">,</text:span><text:span text:style-name="T6">height</text:span>=<text:span text:style-name="T8">1</text:span>)<text:line-break/><text:s text:c="8"/><text:span text:style-name="T5">self</text:span>.please = Label(<text:span text:style-name="T5">self</text:span>.frame1<text:span text:style-name="T2">,</text:span><text:span text:style-name="T6">text</text:span>=<text:span text:style-name="T7">"Please upload your curriculum file with the grades:"</text:span><text:span text:style-name="T2">,</text:span><text:span text:style-name="T6">font</text:span>=(<text:span text:style-name="T7">"Verdana"</text:span><text:span text:style-name="T2">,</text:span><text:span text:style-name="T8">12</text:span>)<text:span text:style-name="T2">,</text:span><text:span text:style-name="T6">fg</text:span>=<text:span text:style-name="T7">"blue"</text:span>)<text:line-break/><text:s text:c="8"/><text:span text:style-name="T5">self</text:span>.browse = Button(<text:span text:style-name="T5">self</text:span>.frame1<text:span text:style-name="T2">,</text:span><text:span text:style-name="T6">text</text:span>=<text:span text:style-name="T7">"Browse"</text:span><text:span text:style-name="T2">,</text:span><text:span text:style-name="T6">bg</text:span>=<text:span text:style-name="T7">"red"</text:span><text:span text:style-name="T2">,</text:span><text:span text:style-name="T6">width</text:span>=<text:span text:style-name="T8">15</text:span><text:span text:style-name="T2">,</text:span><text:span text:style-name="T6">command</text:span>=<text:span text:style-name="T5">self</text:span>.browse<text:span text:style-name="T2">,</text:span><text:span text:style-name="T6">font</text:span>=(<text:span text:style-name="T7">"Verdana"</text:span><text:span text:style-name="T2">,</text:span><text:span text:style-name="T8">12</text:span>)<text:span text:style-name="T2">,</text:span><text:span text:style-name="T6">fg</text:span>=<text:span text:style-name="T7">"white"</text:span>)<text:line-break/><text:s text:c="8"/><text:span text:style-name="T5">self</text:span>.enter = Label(<text:span text:style-name="T5">self</text:span>.frame1<text:span text:style-name="T2">,</text:span><text:span text:style-name="T6">text</text:span>=<text:span text:style-name="T7">"Enter urls for course descriptions"</text:span><text:span text:style-name="T2">,</text:span><text:span text:style-name="T6">font</text:span>=(<text:span text:style-name="T7">"Verdana"</text:span><text:span text:style-name="T2">,</text:span><text:span text:style-name="T8">12</text:span>))<text:line-break/><text:s text:c="8"/><text:span text:style-name="T5">self</text:span>.entry = Text(<text:span text:style-name="T5">self</text:span>.frame1<text:span text:style-name="T2">,</text:span><text:span text:style-name="T6">bg</text:span>=<text:span text:style-name="T7">"white"</text:span><text:span text:style-name="T2">,</text:span><text:span text:style-name="T6">width</text:span>=<text:span text:style-name="T8">60</text:span><text:span text:style-name="T2">, </text:span><text:span text:style-name="T6">height</text:span>=<text:span text:style-name="T8">5</text:span>)<text:line-break/><text:s text:c="8"/><text:span text:style-name="T9"># self.entry.delete(0, END)<text:line-break/><text:line-break/><text:s text:c="8"/></text:span><text:span text:style-name="T5">self</text:span>.entry.insert(<text:span text:style-name="T7">'1.0'</text:span><text:span text:style-name="T2">, </text:span><text:span text:style-name="T7">"http://www.sehir.edu.tr/en/Pages/Academic/Bolum.aspx?BID=12"<text:line-break/><text:s text:c="33"/>"</text:span><text:span text:style-name="T2">\n</text:span><text:span text:style-name="T7">http://www.sehir.edu.tr/en/Pages/Academic/Bolum.aspx?BID=32"<text:line-break/><text:s text:c="33"/>"</text:span><text:span text:style-name="T2">\n</text:span><text:span text:style-name="T7">http://www.sehir.edu.tr/en/Pages/Academic/Bolum.aspx?BID=13"<text:line-break/><text:s text:c="33"/>"</text:span><text:span text:style-name="T2">\n</text:span><text:span text:style-name="T7">http://www.sehir.edu.tr/en/Pages/Academic/Bolum.aspx?BID=14"</text:span>)<text:line-break/><text:s text:c="8"/><text:span text:style-name="T5">self</text:span>.key = Label(<text:span text:style-name="T5">self</text:span>.frame1<text:span text:style-name="T2">,</text:span><text:span text:style-name="T6">text</text:span>=<text:span text:style-name="T7">"Key:"</text:span><text:span text:style-name="T2">,</text:span><text:span text:style-name="T6">font</text:span>=(<text:span text:style-name="T7">"Verdana bold"</text:span><text:span text:style-name="T2">,</text:span><text:span text:style-name="T8">12</text:span>))<text:line-break/><text:s text:c="8"/><text:span text:style-name="T5">self</text:span>.A = Label(<text:span text:style-name="T5">self</text:span>.frame2<text:span text:style-name="T2">,</text:span><text:span text:style-name="T6">text</text:span>=<text:span text:style-name="T7">"A"</text:span><text:span text:style-name="T2">,</text:span><text:span text:style-name="T6">bg</text:span>=<text:span text:style-name="T7">"green"</text:span><text:span text:style-name="T2">,</text:span><text:span text:style-name="T6">width</text:span>=<text:span text:style-name="T8">10</text:span><text:span text:style-name="T2">,</text:span><text:span text:style-name="T6">height</text:span>=<text:span text:style-name="T8">1</text:span><text:span text:style-name="T2">,</text:span><text:span text:style-name="T6">fg</text:span>=<text:span text:style-name="T7">"white"</text:span><text:span text:style-name="T2">,</text:span><text:span text:style-name="T6">font</text:span>=<text:span text:style-name="T7">"Times 16"</text:span>)<text:line-break/><text:s text:c="8"/><text:span text:style-name="T5">self</text:span>.B = Label(<text:span text:style-name="T5">self</text:span>.frame2<text:span text:style-name="T2">,</text:span><text:span text:style-name="T6">text</text:span>=<text:span text:style-name="T7">"B"</text:span><text:span text:style-name="T2">,</text:span><text:span text:style-name="T6">bg</text:span>=<text:span text:style-name="T7">"lightgreen"</text:span><text:span text:style-name="T2">,</text:span><text:span text:style-name="T6">width</text:span>=<text:span text:style-name="T8">10</text:span><text:span text:style-name="T2">,</text:span><text:span text:style-name="T6">height</text:span>=<text:span text:style-name="T8">1</text:span><text:span text:style-name="T2">,</text:span><text:span text:style-name="T6">fg</text:span>=<text:span text:style-name="T7">"white"</text:span><text:span text:style-name="T2">,</text:span><text:span text:style-name="T6">font</text:span>=<text:span text:style-name="T7">"Times 16"</text:span>)<text:line-break/><text:s text:c="8"/><text:span text:style-name="T5">self</text:span>.C = Label(<text:span text:style-name="T5">self</text:span>.frame2<text:span text:style-name="T2">,</text:span><text:span text:style-name="T6">text</text:span>=<text:span text:style-name="T7">"C"</text:span><text:span text:style-name="T2">,</text:span><text:span text:style-name="T6">bg</text:span>=<text:span text:style-name="T7">"yellow"</text:span><text:span text:style-name="T2">,</text:span><text:span text:style-name="T6">width</text:span>=<text:span text:style-name="T8">10</text:span><text:span text:style-name="T2">,</text:span><text:span text:style-name="T6">height</text:span>=<text:span text:style-name="T8">1</text:span><text:span text:style-name="T2">,</text:span><text:span text:style-name="T6">fg</text:span>=<text:span text:style-name="T7">"white"</text:span><text:span text:style-name="T2">,</text:span><text:span text:style-name="T6">font</text:span>=<text:span text:style-name="T7">"Times 16"</text:span>)<text:line-break/><text:s text:c="8"/><text:span text:style-name="T5">self</text:span>.D = Label(<text:span text:style-name="T5">self</text:span>.frame2<text:span text:style-name="T2">,</text:span><text:span text:style-name="T6">text</text:span>=<text:span text:style-name="T7">"D"</text:span><text:span text:style-name="T2">,</text:span><text:span text:style-name="T6">bg</text:span>=<text:span text:style-name="T7">"red"</text:span><text:span text:style-name="T2">,</text:span><text:span text:style-name="T6">width</text:span>=<text:span text:style-name="T8">10</text:span><text:span text:style-name="T2">,</text:span><text:span text:style-name="T6">height</text:span>=<text:span text:style-name="T8">1</text:span><text:span text:style-name="T2">,</text:span><text:span text:style-name="T6">fg</text:span>=<text:span text:style-name="T7">"white"</text:span><text:span text:style-name="T2">,</text:span><text:span text:style-name="T6">font</text:span>=<text:span text:style-name="T7">"Times 16"</text:span>)<text:line-break/><text:s text:c="8"/><text:span text:style-name="T5">self</text:span>.F = Label(<text:span text:style-name="T5">self</text:span>.frame2<text:span text:style-name="T2">,</text:span><text:span text:style-name="T6">text</text:span>=<text:span text:style-name="T7">"F"</text:span><text:span text:style-name="T2">,</text:span><text:span text:style-name="T6">bg</text:span>=<text:span text:style-name="T7">"black"</text:span><text:span text:style-name="T2">,</text:span><text:span text:style-name="T6">width</text:span>=<text:span text:style-name="T8">10</text:span><text:span text:style-name="T2">,</text:span><text:span text:style-name="T6">height</text:span>=<text:span text:style-name="T8">1</text:span><text:span text:style-name="T2">,</text:span><text:span text:style-name="T6">fg</text:span>=<text:span text:style-name="T7">"white"</text:span><text:span text:style-name="T2">,</text:span><text:span text:style-name="T6">font</text:span>=<text:span text:style-name="T7">"Times 16"</text:span>)<text:line-break/><text:s text:c="8"/><text:span text:style-name="T5">self</text:span>.predict = Button(<text:span text:style-name="T5">self</text:span>.frame2<text:span text:style-name="T2">,</text:span><text:span text:style-name="T6">text</text:span>=<text:span text:style-name="T7">"Predict Grades"</text:span><text:span text:style-name="T2">,</text:span><text:span text:style-name="T6">bg</text:span>=<text:span text:style-name="T7">"red"</text:span><text:span text:style-name="T2">,</text:span><text:span text:style-name="T6">width</text:span>=<text:span text:style-name="T8">15</text:span><text:span text:style-name="T2">,</text:span><text:span text:style-name="T6">font</text:span>=(<text:span text:style-name="T7">"Verdana"</text:span><text:span text:style-name="T2">,</text:span><text:span text:style-name="T8">12</text:span>)<text:span text:style-name="T2">,</text:span><text:span text:style-name="T6">fg</text:span>=<text:span text:style-name="T7">"white"</text:span><text:span text:style-name="T2">, </text:span><text:span text:style-name="T6">command<text:line-break/><text:s text:c="28"/></text:span>= <text:span text:style-name="T5">self</text:span>.fetch)<text:line-break/><text:s text:c="8"/><text:span text:style-name="T5">self</text:span>.dots = Label(<text:span text:style-name="T5">self</text:span>.frame2<text:span text:style-name="T2">,</text:span><text:span text:style-name="T6">text</text:span>=<text:span text:style-name="T7">"."</text:span>*<text:span text:style-name="T8">270</text:span>)<text:line-break/><text:s text:c="8"/><text:span text:style-name="T5">self</text:span>.predicted = Label(<text:span text:style-name="T5">self</text:span>.frame3<text:span text:style-name="T2">,</text:span><text:span text:style-name="T6">text</text:span>=<text:span text:style-name="T7">"Predicted Grades"</text:span><text:span text:style-name="T2">,</text:span><text:span text:style-name="T6">font</text:span>=(<text:span text:style-name="T7">"Verdana"</text:span><text:span text:style-name="T2">,</text:span><text:span text:style-name="T8">12</text:span>))<text:line-break/><text:s text:c="8"/><text:span text:style-name="T5">self</text:span>.scrollbar = Scrollbar(<text:span text:style-name="T5">self</text:span>.frame3)<text:line-break/><text:s text:c="8"/><text:span text:style-name="T5">self</text:span>.text = Text(<text:span text:style-name="T5">self</text:span>.frame3<text:span text:style-name="T2">, </text:span><text:span text:style-name="T6">bg</text:span>=<text:span text:style-name="T7">"white"</text:span><text:span text:style-name="T2">, </text:span><text:span text:style-name="T6">height</text:span>=<text:span text:style-name="T8">16</text:span><text:span text:style-name="T2">, </text:span><text:span text:style-name="T6">yscrollcommand</text:span>=<text:span text:style-name="T5">self</text:span>.scrollbar.set)<text:line-break/><text:s text:c="8"/><text:span text:style-name="T5">self</text:span>.scrollbar.config(<text:span text:style-name="T6">command</text:span>=<text:span text:style-name="T5">self</text:span>.text.yview)<text:line-break/><text:s text:c="8"/><text:span text:style-name="T5">self</text:span>.file_opt = options = {} <text:s/><text:span text:style-name="T9"># settings of browse<text:line-break/><text:s text:c="8"/></text:span>options[<text:span text:style-name="T7">'defaultextension'</text:span>] = <text:span text:style-name="T7">'.xlsx'<text:line-break/><text:s text:c="8"/></text:span>options[<text:span text:style-name="T7">'filetypes'</text:span>] = [(<text:span text:style-name="T7">'all files'</text:span><text:span text:style-name="T2">, </text:span><text:span text:style-name="T7">'.*'</text:span>)<text:span text:style-name="T2">, </text:span>(<text:span text:style-name="T7">'excel files'</text:span><text:span text:style-name="T2">, </text:span><text:span text:style-name="T7">'.xlsx'</text:span>)]<text:line-break/><text:s text:c="8"/>options[<text:span text:style-name="T7">'initialdir'</text:span>] = <text:span text:style-name="T7">'/Users/erkamozturk/Desktop/licence/IV.Donem/ENGR 212/MINI PROJECTS/6/MP6'<text:line-break/><text:s text:c="8"/></text:span>options[<text:span text:style-name="T7">'initialfile'</text:span>] = <text:span text:style-name="T7">'cs.xlsx'<text:line-break/><text:s text:c="8"/></text:span>options[<text:span text:style-name="T7">'parent'</text:span>] = <text:span text:style-name="T5">self</text:span>.root<text:line-break/><text:s text:c="8"/>options[<text:span text:style-name="T7">'title'</text:span>] = <text:span text:style-name="T7">'Choose a file'<text:line-break/><text:line-break/><text:s text:c="4"/></text:span><text:span text:style-name="T1">def </text:span><text:span text:style-name="T3">browse</text:span>(<text:span text:style-name="T5">self</text:span>):<text:line-break/><text:line-break/><text:s text:c="8"/><text:span text:style-name="T1">try</text:span>:<text:line-break/><text:s text:c="12"/><text:span text:style-name="T5">self</text:span>.allSemesters = [<text:span text:style-name="T7">'Semester I'</text:span><text:span text:style-name="T2">, </text:span><text:span text:style-name="T7">'Semester II'</text:span><text:span text:style-name="T2">,</text:span><text:span text:style-name="T7">'Semester III'</text:span><text:span text:style-name="T2">, </text:span><text:span text:style-name="T7">'Semester IV'</text:span><text:span text:style-name="T2">, </text:span><text:span text:style-name="T7">'Semester V'</text:span><text:span text:style-name="T2">, </text:span><text:span text:style-name="T7">'Semester VI'</text:span><text:span text:style-name="T2">,<text:line-break/><text:s text:c="33"/></text:span><text:span text:style-name="T7">'Semester VII'</text:span><text:span text:style-name="T2">,</text:span><text:span text:style-name="T7">'Semester VIII'</text:span>] <text:s/><text:span text:style-name="T9"># all semesters<text:line-break/><text:s text:c="12"/></text:span>selected_file = tkFileDialog.askopenfile(<text:span text:style-name="T6">mode</text:span>=<text:span text:style-name="T7">'r'</text:span><text:span text:style-name="T2">, </text:span>**<text:span text:style-name="T5">self</text:span>.file_opt) <text:s/><text:span text:style-name="T9"># select one<text:line-break/><text:s text:c="12"/></text:span><text:span text:style-name="T5">self</text:span>.fileName = selected_file.name <text:s/><text:span text:style-name="T9"># name of selected<text:line-break/><text:s text:c="12"/></text:span><text:span text:style-name="T5">self</text:span>.save_to_db() <text:s/><text:span text:style-name="T9"># it is for get info and fill it in dicts<text:line-break/><text:s text:c="8"/></text:span><text:span text:style-name="T1">except</text:span>:<text:line-break/><text:s text:c="12"/><text:span text:style-name="T10">None<text:line-break/><text:line-break/><text:line-break/><text:s text:c="4"/></text:span><text:span text:style-name="T1">def </text:span><text:span text:style-name="T3">save_to_db</text:span>(<text:span text:style-name="T5">self</text:span>):<text:line-break/><text:line-break/><text:s text:c="8"/>curriculum = open_workbook(<text:span text:style-name="T5">self</text:span>.fileName) <text:s/><text:span text:style-name="T9"># go into excel<text:line-break/><text:s text:c="8"/></text:span>sheet = curriculum.sheet_by_index(<text:span text:style-name="T8">0</text:span>) <text:s/><text:span text:style-name="T9"># sheet 0th<text:line-break/><text:s text:c="8"/></text:span><text:span text:style-name="T5">self</text:span>.taken = {} <text:s/><text:span text:style-name="T9"># and create the dict<text:line-break/><text:s text:c="8"/></text:span><text:span text:style-name="T5">self</text:span>.willTake = {} <text:s/><text:span text:style-name="T9"># and create the dict<text:line-break/><text:line-break/><text:s text:c="8"/></text:span>allSemesters = [<text:span text:style-name="T7">'Semester I'</text:span><text:span text:style-name="T2">, </text:span><text:span text:style-name="T7">'Semester II'</text:span><text:span text:style-name="T2">, </text:span><text:span text:style-name="T7">'Semester III'</text:span><text:span text:style-name="T2">, </text:span><text:span text:style-name="T7">'Semester IV'</text:span><text:span text:style-name="T2">, </text:span><text:span text:style-name="T7">'Semester V'</text:span><text:span text:style-name="T2">, </text:span><text:span text:style-name="T7">'Semester VI'</text:span><text:span text:style-name="T2">,<text:line-break/><text:s text:c="24"/></text:span><text:span text:style-name="T7">'Semester VII'</text:span><text:span text:style-name="T2">, </text:span><text:span text:style-name="T7">'Semester VIII'</text:span>]<text:line-break/><text:s text:c="8"/><text:span text:style-name="T1">for </text:span>col <text:span text:style-name="T1">in </text:span><text:span text:style-name="T10">range</text:span>(sheet.ncols): <text:span text:style-name="T9"># all cols<text:line-break/><text:s text:c="12"/></text:span><text:span text:style-name="T1">for </text:span>row <text:span text:style-name="T1">in </text:span><text:span text:style-name="T10">range</text:span>(sheet.nrows): <text:span text:style-name="T9"># all rows<text:line-break/><text:s text:c="16"/></text:span><text:span text:style-name="T1">if </text:span>sheet.cell(row<text:span text:style-name="T2">, </text:span>col).value <text:span text:style-name="T1">in </text:span>allSemesters: <text:span text:style-name="T9"># if in any semester<text:line-break/><text:s text:c="20"/># print sheet.cell(row, col).value, col, row<text:line-break/><text:s text:c="20"/></text:span>semester = sheet.cell(row<text:span text:style-name="T2">, </text:span>col).value <text:span text:style-name="T9"># get value<text:line-break/><text:s text:c="20"/></text:span>row_read = row + <text:span text:style-name="T8">2 </text:span><text:span text:style-name="T9"># go 2 line down to first course<text:line-break/><text:s text:c="20"/></text:span><text:span text:style-name="T1">for </text:span>i <text:span text:style-name="T1">in </text:span><text:span text:style-name="T10">range</text:span>(<text:span text:style-name="T8">9</text:span>): <text:s/><text:span text:style-name="T9"># nine is the biggest number student can take in one semester<text:line-break/><text:s text:c="24"/></text:span><text:span text:style-name="T1">if </text:span><text:span text:style-name="T10">len</text:span>(sheet.cell(row_read<text:span text:style-name="T2">, </text:span>col).value) == <text:span text:style-name="T8">0</text:span>: <text:span text:style-name="T9"># if course not, go other<text:line-break/><text:s text:c="28"/></text:span><text:span text:style-name="T1">continue<text:line-break/><text:s text:c="24"/></text:span>code = sheet.cell(row_read<text:span text:style-name="T2">, </text:span>col).value <text:s/><text:span text:style-name="T9"># get code<text:line-break/><text:s text:c="24"/></text:span>title = sheet.cell(row_read<text:span text:style-name="T2">, </text:span>col + <text:span text:style-name="T8">1</text:span>).value <text:s/><text:span text:style-name="T9"># get title<text:line-break/><text:s text:c="24"/></text:span>letterGrade = sheet.cell(row_read<text:span text:style-name="T2">, </text:span>col + <text:span text:style-name="T8">6</text:span>).value <text:s/><text:span text:style-name="T9"># get grade<text:line-break/><text:s text:c="24"/></text:span>row_read += <text:span text:style-name="T8">1 <text:s/></text:span><text:span text:style-name="T9"># go up ecery each line<text:line-break/><text:s text:c="24"/></text:span><text:span text:style-name="T1">if </text:span><text:span text:style-name="T10">len</text:span>(letterGrade) == <text:span text:style-name="T8">0</text:span>:<text:line-break/><text:s text:c="28"/><text:span text:style-name="T5">self</text:span>.willTake[code] = {<text:span text:style-name="T7">'Title'</text:span>:title<text:span text:style-name="T2">, </text:span><text:span text:style-name="T7">'Semester'</text:span>:semester} <text:s/><text:span text:style-name="T9"># it means it didnt take<text:line-break/><text:s text:c="24"/></text:span><text:span text:style-name="T1">else</text:span>:<text:line-break/><text:s text:c="28"/><text:span text:style-name="T5">self</text:span>.taken[code] = {<text:span text:style-name="T7">'Title'</text:span>:title<text:span text:style-name="T2">, </text:span><text:span text:style-name="T7">'Semester'</text:span>:semester<text:span text:style-name="T2">, </text:span><text:span text:style-name="T7">'Grade'</text:span>:letterGrade[:<text:span text:style-name="T8">1</text:span>]} <text:span text:style-name="T9"># it means it taken<text:line-break/><text:line-break/><text:line-break/><text:line-break/><text:s text:c="4"/></text:span><text:span text:style-name="T1">def </text:span><text:span text:style-name="T3">fetch</text:span>(<text:span text:style-name="T5">self</text:span>):<text:line-break/><text:s text:c="8"/>driver = webdriver.Firefox() <text:s/><text:span text:style-name="T9"># go mozilla<text:line-break/><text:s text:c="8"/></text:span>links = <text:span text:style-name="T5">self</text:span>.entry.get(<text:span text:style-name="T7">'1.0'</text:span><text:span text:style-name="T2">, </text:span><text:span text:style-name="T7">"end-1c"</text:span>).split(<text:span text:style-name="T7">'</text:span><text:span text:style-name="T2">\n</text:span><text:span text:style-name="T7">'</text:span>) <text:s/><text:span text:style-name="T9"># the links we provided or user will provide<text:line-break/><text:s text:c="8"/></text:span><text:span text:style-name="T1">for </text:span>i <text:span text:style-name="T1">in </text:span>links: <text:s/><text:span text:style-name="T9"># for each link<text:line-break/><text:s text:c="12"/></text:span><text:span text:style-name="T1">try</text:span>: <text:s/><text:span text:style-name="T9"># it is for departmant links. if uni one selected, we will doing expect<text:line-break/><text:s text:c="16"/></text:span>driver.get(i) <text:s/><text:span text:style-name="T9"># open page<text:line-break/><text:s text:c="16"/></text:span>elem = driver.find_element_by_link_text(<text:span text:style-name="T7">"Course Descriptions"</text:span>) <text:s/><text:span text:style-name="T9"># find specific location<text:line-break/><text:s text:c="16"/></text:span>elem.click() <text:s/><text:span text:style-name="T9"># click one it<text:line-break/><text:s text:c="16"/></text:span>time.sleep(<text:span text:style-name="T8">2</text:span>)<text:line-break/><text:s text:c="16"/>html = driver.find_element_by_tag_name(<text:span text:style-name="T7">"body"</text:span>).text <text:s/><text:span text:style-name="T9"># get the source<text:line-break/><text:s text:c="16"/></text:span>text = html.split(<text:span text:style-name="T7">'</text:span><text:span text:style-name="T2">\n</text:span><text:span text:style-name="T7">'</text:span>) <text:s/><text:span text:style-name="T9"># separete it to new line<text:line-break/><text:s text:c="16"/></text:span><text:span text:style-name="T1">for </text:span>i <text:span text:style-name="T1">in </text:span><text:span text:style-name="T10">range</text:span>(<text:span text:style-name="T10">len</text:span>(text)): <text:s/><text:span text:style-name="T9"># for whole text<text:line-break/><text:s text:c="20"/></text:span><text:span text:style-name="T1">if </text:span><text:span text:style-name="T10">len</text:span>(text[i]) == <text:span text:style-name="T8">0</text:span>: <text:s/><text:span text:style-name="T9"># if line is nothing, go on<text:line-break/><text:s text:c="24"/></text:span><text:span text:style-name="T1">continue<text:line-break/><text:s text:c="20"/>if </text:span><text:span text:style-name="T7">'ECTS' </text:span><text:span text:style-name="T1">in </text:span>text[i]: <text:s/><text:span text:style-name="T9"># if ects in line, it means it is our code<text:line-break/><text:s text:c="24"/></text:span>a = text[i].find(<text:span text:style-name="T7">' '</text:span><text:span text:style-name="T2">, </text:span>text[i].find(<text:span text:style-name="T7">' '</text:span>) + <text:span text:style-name="T8">1</text:span>)<text:line-break/><text:s text:c="24"/><text:span text:style-name="T9"># print text[i][:a],'=',text[i+1]<text:line-break/><text:s text:c="24"/></text:span>code = text[i][:a]<text:line-break/><text:s text:c="24"/>description = text[i + <text:span text:style-name="T8">1</text:span>] <text:s/><text:span text:style-name="T9"># and description of our code<text:line-break/><text:line-break/><text:s text:c="24"/></text:span><text:span text:style-name="T1">if </text:span>code <text:span text:style-name="T1">in </text:span><text:span text:style-name="T5">self</text:span>.taken:<text:line-break/><text:s text:c="28"/><text:span text:style-name="T5">self</text:span>.taken[code][<text:span text:style-name="T7">'Description'</text:span>] = description <text:s/><text:span text:style-name="T9"># save it in dict format<text:line-break/><text:s text:c="24"/></text:span><text:span text:style-name="T1">if </text:span>code <text:span text:style-name="T1">in </text:span><text:span text:style-name="T5">self</text:span>.willTake:<text:line-break/><text:s text:c="28"/><text:span text:style-name="T5">self</text:span>.willTake[code][<text:span text:style-name="T7">'Description'</text:span>] = description<text:line-break/><text:s text:c="24"/><text:span text:style-name="T1">else</text:span>:<text:line-break/><text:s text:c="28"/><text:span text:style-name="T5">self</text:span>.willTake[code] = {<text:span text:style-name="T7">'Description'</text:span>: description<text:span text:style-name="T2">, </text:span><text:span text:style-name="T7">'Semester'</text:span>: <text:span text:style-name="T7">'Departmental'</text:span>}<text:line-break/><text:line-break/><text:line-break/><text:s text:c="12"/><text:span text:style-name="T1">except</text:span>: <text:s/><text:span text:style-name="T9"># for uni codes, do same thing<text:line-break/><text:s text:c="16"/></text:span>driver.get(i)<text:line-break/><text:s text:c="16"/>html = driver.find_element_by_id(<text:span text:style-name="T7">"icsayfa_sag"</text:span>).text<text:line-break/><text:s text:c="16"/>text = html.split(<text:span text:style-name="T7">'</text:span><text:span text:style-name="T2">\n</text:span><text:span text:style-name="T7">'</text:span>)<text:line-break/><text:line-break/><text:s text:c="16"/><text:span text:style-name="T1">for </text:span>i <text:span text:style-name="T1">in </text:span><text:span text:style-name="T10">range</text:span>(<text:span text:style-name="T10">len</text:span>(text)):<text:line-break/><text:s text:c="20"/><text:span text:style-name="T1">if </text:span><text:span text:style-name="T10">len</text:span>(text[i]) == <text:span text:style-name="T8">0 </text:span>:<text:line-break/><text:s text:c="24"/><text:span text:style-name="T1">continue<text:line-break/><text:s text:c="20"/>if </text:span><text:span text:style-name="T7">'ECTS' </text:span><text:span text:style-name="T1">in </text:span>text[i]:<text:line-break/><text:s text:c="24"/>a = text[i].find(<text:span text:style-name="T7">' '</text:span><text:span text:style-name="T2">, </text:span>text[i].find(<text:span text:style-name="T7">' '</text:span>) + <text:span text:style-name="T8">1</text:span>)<text:line-break/><text:s text:c="24"/>code = text[i][:a]<text:line-break/><text:s text:c="24"/>description = text[i+<text:span text:style-name="T8">2</text:span>]<text:line-break/><text:line-break/><text:s text:c="24"/><text:span text:style-name="T1">if </text:span>code <text:span text:style-name="T1">in </text:span><text:span text:style-name="T5">self</text:span>.taken:<text:line-break/><text:s text:c="28"/><text:span text:style-name="T5">self</text:span>.taken[code][<text:span text:style-name="T7">'Description'</text:span>] = description<text:line-break/><text:s text:c="24"/><text:span text:style-name="T1">if </text:span>code <text:span text:style-name="T1">in </text:span><text:span text:style-name="T5">self</text:span>.willTake:<text:line-break/><text:s text:c="28"/><text:span text:style-name="T5">self</text:span>.willTake[code][<text:span text:style-name="T7">'Description'</text:span>] = description<text:line-break/><text:s text:c="24"/><text:span text:style-name="T1">else</text:span>:<text:line-break/><text:s text:c="28"/><text:span text:style-name="T5">self</text:span>.willTake[code] = {<text:span text:style-name="T7">'Description'</text:span>: description<text:span text:style-name="T2">, </text:span><text:span text:style-name="T7">'Semester'</text:span>: <text:span text:style-name="T7">'Electives'</text:span>}<text:line-break/><text:line-break/><text:s text:c="8"/><text:span text:style-name="T1">print </text:span><text:span text:style-name="T7">'**'</text:span><text:span text:style-name="T2">, </text:span><text:span text:style-name="T5">self</text:span>.willTake<text:line-break/><text:s text:c="8"/><text:span text:style-name="T5">self</text:span>.prediction()<text:line-break/><text:line-break/><text:s text:c="8"/>driver.close()<text:line-break/><text:line-break/><text:line-break/><text:line-break/><text:line-break/><text:line-break/><text:s text:c="4"/><text:span text:style-name="T1">def </text:span><text:span text:style-name="T3">prediction</text:span>(<text:span text:style-name="T5">self</text:span>):<text:line-break/><text:line-break/><text:s text:c="8"/>cl = docclass.naivebayes(docclass.getwords) <text:s/><text:span text:style-name="T9"># naive bayes process<text:line-break/><text:s text:c="8"/># get the grades<text:line-break/><text:s text:c="8"/></text:span><text:span text:style-name="T1">for </text:span>lecture <text:span text:style-name="T1">in </text:span><text:span text:style-name="T5">self</text:span>.taken:<text:line-break/><text:s text:c="12"/><text:span text:style-name="T9"># print '!*-=-=-=',self.taken[lecture]['Description']<text:line-break/><text:s text:c="12"/></text:span><text:span text:style-name="T1">try</text:span>:<text:line-break/><text:s text:c="16"/>cl.train(<text:span text:style-name="T5">self</text:span>.taken[lecture][<text:span text:style-name="T7">'Description'</text:span>]<text:span text:style-name="T2">, </text:span><text:span text:style-name="T5">self</text:span>.taken[lecture][<text:span text:style-name="T7">'Grade'</text:span>]) <text:s/><text:span text:style-name="T9"># train it<text:line-break/><text:s text:c="12"/></text:span><text:span text:style-name="T1">except</text:span>:<text:line-break/><text:s text:c="16"/><text:span text:style-name="T10">None<text:line-break/><text:line-break/><text:s text:c="8"/></text:span><text:span text:style-name="T1">for </text:span>lecture <text:span text:style-name="T1">in </text:span><text:span text:style-name="T5">self</text:span>.willTake:<text:line-break/><text:s text:c="12"/><text:span text:style-name="T1">try</text:span>:<text:line-break/><text:s text:c="16"/><text:span text:style-name="T5">self</text:span>.willTake[lecture][<text:span text:style-name="T7">'Grade'</text:span>] = cl.classify(<text:span text:style-name="T5">self</text:span>.willTake[lecture][<text:span text:style-name="T7">'Description'</text:span>]<text:span text:style-name="T2">, </text:span><text:span text:style-name="T6">default</text:span>=<text:span text:style-name="T7">'unkown'</text:span>) <text:span text:style-name="T9"># get result<text:line-break/><text:s text:c="12"/></text:span><text:span text:style-name="T1">except</text:span>:<text:line-break/><text:s text:c="16"/><text:span text:style-name="T10">None<text:line-break/><text:line-break/><text:line-break/><text:s text:c="8"/></text:span><text:span text:style-name="T9">#tags for colouring the text<text:line-break/><text:line-break/><text:s text:c="8"/></text:span><text:span text:style-name="T1">print </text:span><text:span text:style-name="T5">self</text:span>.willTake<text:line-break/><text:s text:c="8"/><text:span text:style-name="T5">self</text:span>.text.tag_config(<text:span text:style-name="T7">"Semester"</text:span><text:span text:style-name="T2">, </text:span><text:span text:style-name="T6">underline</text:span>=<text:span text:style-name="T8">1</text:span><text:span text:style-name="T2">, </text:span><text:span text:style-name="T6">font</text:span>=<text:span text:style-name="T7">"Verdana 14"</text:span>)<text:line-break/><text:s text:c="8"/><text:span text:style-name="T5">self</text:span>.text.tag_config(<text:span text:style-name="T7">"A"</text:span><text:span text:style-name="T2">, </text:span><text:span text:style-name="T6">background</text:span>=<text:span text:style-name="T7">"green"</text:span><text:span text:style-name="T2">,</text:span><text:span text:style-name="T6">font</text:span>=<text:span text:style-name="T7">"Verdana 14"</text:span>)<text:line-break/><text:s text:c="8"/><text:span text:style-name="T5">self</text:span>.text.tag_config(<text:span text:style-name="T7">"B"</text:span><text:span text:style-name="T2">, </text:span><text:span text:style-name="T6">background</text:span>=<text:span text:style-name="T7">"light green"</text:span><text:span text:style-name="T2">,</text:span><text:span text:style-name="T6">font</text:span>=<text:span text:style-name="T7">"Verdana 14"</text:span>)<text:line-break/><text:s text:c="8"/><text:span text:style-name="T5">self</text:span>.text.tag_config(<text:span text:style-name="T7">"C"</text:span><text:span text:style-name="T2">, </text:span><text:span text:style-name="T6">background</text:span>=<text:span text:style-name="T7">"yellow"</text:span><text:span text:style-name="T2">,</text:span><text:span text:style-name="T6">font</text:span>=<text:span text:style-name="T7">"Verdana 14"</text:span>)<text:line-break/><text:s text:c="8"/><text:span text:style-name="T5">self</text:span>.text.tag_config(<text:span text:style-name="T7">"D"</text:span><text:span text:style-name="T2">, </text:span><text:span text:style-name="T6">background</text:span>=<text:span text:style-name="T7">"red"</text:span><text:span text:style-name="T2">,</text:span><text:span text:style-name="T6">foreground</text:span>=<text:span text:style-name="T7">"white"</text:span><text:span text:style-name="T2">,</text:span><text:span text:style-name="T6">font</text:span>=<text:span text:style-name="T7">"Verdana 14"</text:span>)<text:line-break/><text:s text:c="8"/><text:span text:style-name="T5">self</text:span>.text.tag_config(<text:span text:style-name="T7">"F"</text:span><text:span text:style-name="T2">, </text:span><text:span text:style-name="T6">background</text:span>=<text:span text:style-name="T7">"black"</text:span><text:span text:style-name="T2">,</text:span><text:span text:style-name="T6">foreground</text:span>=<text:span text:style-name="T7">"white"</text:span><text:span text:style-name="T2">,</text:span><text:span text:style-name="T6">font</text:span>=<text:span text:style-name="T7">"Verdana 14"</text:span>)<text:line-break/><text:line-break/><text:line-break/><text:s text:c="8"/><text:span text:style-name="T9"># what we predict<text:line-break/><text:s text:c="8"/></text:span>semesterlist= <text:s/>[<text:span text:style-name="T7">'Semester III'</text:span><text:span text:style-name="T2">, </text:span><text:span text:style-name="T7">'Semester IV'</text:span><text:span text:style-name="T2">, </text:span><text:span text:style-name="T7">'Semester V'</text:span><text:span text:style-name="T2">, </text:span><text:span text:style-name="T7">'Semester VI'</text:span><text:span text:style-name="T2">,<text:line-break/><text:s text:c="33"/></text:span><text:span text:style-name="T7">'Semester VII'</text:span><text:span text:style-name="T2">,</text:span><text:span text:style-name="T7">'Semester VIII'</text:span><text:span text:style-name="T2">, </text:span><text:span text:style-name="T7">'Electives'</text:span><text:span text:style-name="T2">, </text:span><text:span text:style-name="T7">'Departmental'</text:span>]<text:line-break/><text:s text:c="8"/><text:span text:style-name="T5">self</text:span>.text.delete(<text:span text:style-name="T7">"1.0"</text:span><text:span text:style-name="T2">, </text:span>END)<text:line-break/><text:s text:c="8"/><text:span text:style-name="T1">for </text:span>semester <text:span text:style-name="T1">in </text:span>semesterlist:<text:line-break/><text:s text:c="12"/><text:span text:style-name="T5">self</text:span>.text.insert(END<text:span text:style-name="T2">, </text:span>semester+<text:span text:style-name="T7">"</text:span><text:span text:style-name="T2">\n\n</text:span><text:span text:style-name="T7">"</text:span><text:span text:style-name="T2">, </text:span><text:span text:style-name="T7">"Semester"</text:span>)<text:line-break/><text:s text:c="12"/><text:span text:style-name="T1">for </text:span>i <text:span text:style-name="T1">in </text:span><text:span text:style-name="T5">self</text:span>.willTake:<text:line-break/><text:s text:c="16"/><text:span text:style-name="T1">if </text:span>semester == <text:span text:style-name="T5">self</text:span>.willTake[i][<text:span text:style-name="T7">'Semester'</text:span>]:<text:line-break/><text:s text:c="20"/><text:span text:style-name="T1">if </text:span><text:span text:style-name="T7">'Grade' </text:span><text:span text:style-name="T1">not in </text:span><text:span text:style-name="T5">self</text:span>.willTake[i]:<text:line-break/><text:s text:c="24"/><text:span text:style-name="T1">continue<text:line-break/><text:s text:c="20"/>if </text:span><text:span text:style-name="T5">self</text:span>.willTake[i][<text:span text:style-name="T7">'Semester'</text:span>]== {}:<text:line-break/><text:s text:c="24"/><text:span text:style-name="T1">continue<text:line-break/><text:line-break/><text:s text:c="20"/></text:span>line = i + <text:span text:style-name="T7">'--&gt;' </text:span>+ <text:span text:style-name="T5">self</text:span>.willTake[i][<text:span text:style-name="T7">'Grade'</text:span>] + <text:span text:style-name="T7">'</text:span><text:span text:style-name="T2">\n</text:span><text:span text:style-name="T7">'<text:line-break/><text:s text:c="20"/></text:span>tag= <text:span text:style-name="T10">str</text:span>(<text:span text:style-name="T5">self</text:span>.willTake[i][<text:span text:style-name="T7">'Grade'</text:span>])<text:line-break/><text:s text:c="20"/><text:span text:style-name="T5">self</text:span>.text.insert(END<text:span text:style-name="T2">, </text:span>line<text:span text:style-name="T2">, </text:span>tag)<text:line-break/><text:s text:c="12"/><text:span text:style-name="T5">self</text:span>.text.insert(END<text:span text:style-name="T2">,</text:span><text:span text:style-name="T7">"</text:span><text:span text:style-name="T2">\n</text:span><text:span text:style-name="T7">"</text:span>)<text:line-break/><text:line-break/><text:line-break/><text:line-break/><text:line-break/><text:s text:c="4"/><text:span text:style-name="T1">def </text:span><text:span text:style-name="T3">geometricDesign</text:span>(<text:span text:style-name="T5">self</text:span>):<text:line-break/><text:line-break/><text:s text:c="8"/><text:span text:style-name="T5">self</text:span>.title.grid(<text:span text:style-name="T6">row</text:span>=<text:span text:style-name="T8">0</text:span><text:span text:style-name="T2">,</text:span><text:span text:style-name="T6">column</text:span>=<text:span text:style-name="T8">0</text:span><text:span text:style-name="T2">,</text:span><text:span text:style-name="T6">columnspan</text:span>=<text:span text:style-name="T8">5</text:span>)<text:line-break/><text:s text:c="8"/><text:span text:style-name="T5">self</text:span>.please.grid(<text:span text:style-name="T6">row</text:span>=<text:span text:style-name="T8">1</text:span><text:span text:style-name="T2">,</text:span><text:span text:style-name="T6">column</text:span>=<text:span text:style-name="T8">0</text:span><text:span text:style-name="T2">,</text:span><text:span text:style-name="T6">sticky</text:span>=W<text:span text:style-name="T2">,</text:span><text:span text:style-name="T6">columnspan</text:span>=<text:span text:style-name="T8">2</text:span><text:span text:style-name="T2">,</text:span><text:span text:style-name="T6">pady</text:span>=<text:span text:style-name="T8">10</text:span><text:span text:style-name="T2">,</text:span><text:span text:style-name="T6">padx</text:span>=<text:span text:style-name="T8">5</text:span>)<text:line-break/><text:s text:c="8"/><text:span text:style-name="T5">self</text:span>.browse.grid(<text:span text:style-name="T6">row</text:span>=<text:span text:style-name="T8">1</text:span><text:span text:style-name="T2">,</text:span><text:span text:style-name="T6">column</text:span>=<text:span text:style-name="T8">2</text:span><text:span text:style-name="T2">,</text:span><text:span text:style-name="T6">sticky</text:span>=W)<text:line-break/><text:s text:c="8"/><text:span text:style-name="T5">self</text:span>.enter.grid(<text:span text:style-name="T6">row</text:span>=<text:span text:style-name="T8">2</text:span><text:span text:style-name="T2">,</text:span><text:span text:style-name="T6">column</text:span>=<text:span text:style-name="T8">0</text:span><text:span text:style-name="T2">,</text:span><text:span text:style-name="T6">sticky</text:span>=W<text:span text:style-name="T2">,</text:span><text:span text:style-name="T6">pady</text:span>=(<text:span text:style-name="T8">10</text:span><text:span text:style-name="T2">,</text:span><text:span text:style-name="T8">0</text:span>)<text:span text:style-name="T2">,</text:span><text:span text:style-name="T6">padx</text:span>=<text:span text:style-name="T8">5</text:span>)<text:line-break/><text:s text:c="8"/><text:span text:style-name="T5">self</text:span>.entry.grid(<text:span text:style-name="T6">row</text:span>=<text:span text:style-name="T8">3</text:span><text:span text:style-name="T2">,</text:span><text:span text:style-name="T6">column</text:span>=<text:span text:style-name="T8">0</text:span><text:span text:style-name="T2">,</text:span><text:span text:style-name="T6">columnspan</text:span>=<text:span text:style-name="T8">5</text:span><text:span text:style-name="T2">,</text:span><text:span text:style-name="T6">sticky</text:span>=W<text:span text:style-name="T2">,</text:span><text:span text:style-name="T6">ipady</text:span>=<text:span text:style-name="T8">30</text:span><text:span text:style-name="T2">,</text:span><text:span text:style-name="T6">padx</text:span>=<text:span text:style-name="T8">5</text:span>)<text:line-break/><text:s text:c="8"/><text:span text:style-name="T5">self</text:span>.key.grid(<text:span text:style-name="T6">row</text:span>=<text:span text:style-name="T8">4</text:span><text:span text:style-name="T2">,</text:span><text:span text:style-name="T6">column</text:span>=<text:span text:style-name="T8">0</text:span><text:span text:style-name="T2">,</text:span><text:span text:style-name="T6">sticky</text:span>=W<text:span text:style-name="T2">,</text:span><text:span text:style-name="T6">pady</text:span>=<text:span text:style-name="T8">5</text:span><text:span text:style-name="T2">,</text:span><text:span text:style-name="T6">padx</text:span>=<text:span text:style-name="T8">5</text:span>)<text:line-break/><text:s text:c="8"/><text:span text:style-name="T5">self</text:span>.A.grid(<text:span text:style-name="T6">row</text:span>=<text:span text:style-name="T8">0</text:span><text:span text:style-name="T2">,</text:span><text:span text:style-name="T6">column</text:span>=<text:span text:style-name="T8">0</text:span><text:span text:style-name="T2">,</text:span><text:span text:style-name="T6">sticky</text:span>=W<text:span text:style-name="T2">,</text:span><text:span text:style-name="T6">pady</text:span>=<text:span text:style-name="T8">10</text:span><text:span text:style-name="T2">,</text:span><text:span text:style-name="T6">padx</text:span>=<text:span text:style-name="T8">5</text:span>)<text:line-break/><text:s text:c="8"/><text:span text:style-name="T5">self</text:span>.B.grid(<text:span text:style-name="T6">row</text:span>=<text:span text:style-name="T8">0</text:span><text:span text:style-name="T2">,</text:span><text:span text:style-name="T6">column</text:span>=<text:span text:style-name="T8">1</text:span><text:span text:style-name="T2">,</text:span><text:span text:style-name="T6">sticky</text:span>=W<text:span text:style-name="T2">,</text:span><text:span text:style-name="T6">padx</text:span>=<text:span text:style-name="T8">5</text:span>)<text:line-break/><text:s text:c="8"/><text:span text:style-name="T5">self</text:span>.C.grid(<text:span text:style-name="T6">row</text:span>=<text:span text:style-name="T8">0</text:span><text:span text:style-name="T2">,</text:span><text:span text:style-name="T6">column</text:span>=<text:span text:style-name="T8">2</text:span><text:span text:style-name="T2">,</text:span><text:span text:style-name="T6">sticky</text:span>=W<text:span text:style-name="T2">,</text:span><text:span text:style-name="T6">padx</text:span>=<text:span text:style-name="T8">5</text:span>)<text:line-break/><text:s text:c="8"/><text:span text:style-name="T5">self</text:span>.D.grid(<text:span text:style-name="T6">row</text:span>=<text:span text:style-name="T8">0</text:span><text:span text:style-name="T2">,</text:span><text:span text:style-name="T6">column</text:span>=<text:span text:style-name="T8">3</text:span><text:span text:style-name="T2">,</text:span><text:span text:style-name="T6">sticky</text:span>=W<text:span text:style-name="T2">,</text:span><text:span text:style-name="T6">padx</text:span>=<text:span text:style-name="T8">5</text:span>)<text:line-break/><text:s text:c="8"/><text:span text:style-name="T5">self</text:span>.F.grid(<text:span text:style-name="T6">row</text:span>=<text:span text:style-name="T8">0</text:span><text:span text:style-name="T2">,</text:span><text:span text:style-name="T6">column</text:span>=<text:span text:style-name="T8">4</text:span><text:span text:style-name="T2">,</text:span><text:span text:style-name="T6">sticky</text:span>=W<text:span text:style-name="T2">,</text:span><text:span text:style-name="T6">padx</text:span>=<text:span text:style-name="T8">5</text:span>)<text:line-break/><text:s text:c="8"/><text:span text:style-name="T5">self</text:span>.predict.grid(<text:span text:style-name="T6">row</text:span>=<text:span text:style-name="T8">0</text:span><text:span text:style-name="T2">,</text:span><text:span text:style-name="T6">column</text:span>=<text:span text:style-name="T8">5</text:span><text:span text:style-name="T2">,</text:span><text:span text:style-name="T6">padx</text:span>=<text:span text:style-name="T8">10</text:span>)<text:line-break/><text:s text:c="8"/><text:span text:style-name="T5">self</text:span>.dots.grid(<text:span text:style-name="T6">row</text:span>=<text:span text:style-name="T8">1</text:span><text:span text:style-name="T2">,</text:span><text:span text:style-name="T6">column</text:span>=<text:span text:style-name="T8">0</text:span><text:span text:style-name="T2">,</text:span><text:span text:style-name="T6">columnspan</text:span>=<text:span text:style-name="T8">7</text:span><text:span text:style-name="T2">,</text:span><text:span text:style-name="T6">padx</text:span>=<text:span text:style-name="T8">5</text:span>)<text:line-break/><text:s text:c="8"/><text:span text:style-name="T5">self</text:span>.predicted.grid(<text:span text:style-name="T6">row</text:span>=<text:span text:style-name="T8">0</text:span><text:span text:style-name="T2">,</text:span><text:span text:style-name="T6">column</text:span>=<text:span text:style-name="T8">0</text:span><text:span text:style-name="T2">,</text:span><text:span text:style-name="T6">sticky</text:span>=W<text:span text:style-name="T2">,</text:span><text:span text:style-name="T6">padx</text:span>=<text:span text:style-name="T8">5</text:span>)<text:line-break/><text:s text:c="8"/><text:span text:style-name="T5">self</text:span>.scrollbar.grid(<text:span text:style-name="T6">row</text:span>=<text:span text:style-name="T8">1</text:span><text:span text:style-name="T2">,</text:span><text:span text:style-name="T6">column</text:span>=<text:span text:style-name="T8">1</text:span><text:span text:style-name="T2">,</text:span><text:span text:style-name="T6">rowspan</text:span>=<text:span text:style-name="T8">2</text:span><text:span text:style-name="T2">,</text:span><text:span text:style-name="T6">sticky</text:span>=W+NS)<text:line-break/><text:s text:c="8"/><text:span text:style-name="T5">self</text:span>.text.grid(<text:span text:style-name="T6">row</text:span>=<text:span text:style-name="T8">1</text:span><text:span text:style-name="T2">,</text:span><text:span text:style-name="T6">column</text:span>=<text:span text:style-name="T8">0</text:span><text:span text:style-name="T2">,</text:span><text:span text:style-name="T6">sticky</text:span>=EW<text:span text:style-name="T2">,</text:span><text:span text:style-name="T6">padx</text:span>=(<text:span text:style-name="T8">5</text:span><text:span text:style-name="T2">,</text:span><text:span text:style-name="T8">0</text:span>))<text:line-break/><text:line-break/><text:line-break/><text:line-break/><text:s text:c="8"/><text:span text:style-name="T5">self</text:span>.frame1.grid(<text:span text:style-name="T6">sticky</text:span>=W)<text:line-break/><text:s text:c="8"/><text:span text:style-name="T5">self</text:span>.frame2.grid(<text:span text:style-name="T6">sticky</text:span>=W)<text:line-break/><text:s text:c="8"/><text:span text:style-name="T5">self</text:span>.frame3.grid(<text:span text:style-name="T6">sticky</text:span>=W)<text:line-break/><text:line-break/><text:line-break/><text:line-break/><text:line-break/><text:line-break/><text:line-break/><text:line-break/><text:line-break/><text:line-break/><text:span text:style-name="T1">def </text:span><text:span text:style-name="T3">main</text:span>():<text:line-break/><text:line-break/><text:s text:c="4"/>root = Tk()<text:line-break/><text:line-break/><text:s text:c="4"/>root.title(<text:span text:style-name="T7">"Guess My Grade"</text:span>)<text:line-break/><text:line-break/><text:s text:c="4"/><text:span text:style-name="T9"># root.geometry("850x500+150+100")<text:line-break/><text:line-break/><text:s text:c="4"/>app </text:span>= GuessGrade(root)<text:line-break/><text:line-break/><text:s text:c="4"/>root.mainloop()<text:line-break/><text:line-break/><text:line-break/><text:line-break/><text:line-break/><text:line-break/><text:line-break/><text:line-break/><text:line-break/><text:line-break/><text:line-break/><text:line-break/><text:span text:style-name="T1">if </text:span>__name__ == <text:span text:style-name="T7">'__main__'</text:span>:<text:line-break/><text:line-break/><text:s text:c="4"/>main()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